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rvidores de Arquivos com Linux</text:p>
      <text:p text:style-name="Standard"/>
      <text:p text:style-name="Standard">_Introdução ao servidor de arquivos_</text:p>
      <text:p text:style-name="Standard"/>
      <text:p text:style-name="Standard"/>
      <text:p text:style-name="Standard">Servidor de arquivos: compartilhamento de arquivos em um servidor e gerenciamento centralizado. Pode ser uma infraestrutura local ou na nuvem.</text:p>
      <text:p text:style-name="Standard">No Windows utiliza protocolo SMB, e aplicação SAMBA.</text:p>
      <text:p text:style-name="Standard">Vantagens:</text:p>
      <text:p text:style-name="Standard">- É possível gerar logs de criação, cópia, exclusão, etc.</text:p>
      <text:p text:style-name="Standard"/>
      <text:p text:style-name="Standard">**********************</text:p>
      <text:p text:style-name="Standard"/>
      <text:p text:style-name="Standard">_Instalação do SAMBA e configuração inicial_</text:p>
      <text:p text:style-name="Standard"/>
      <text:p text:style-name="Standard">Documentação do samba: wiki.samba.org</text:p>
      <text:p text:style-name="Standard"/>
      <text:p text:style-name="Standard">apt install samba -y</text:p>
      <text:p text:style-name="Standard">Instala servidor samba</text:p>
      <text:p text:style-name="Standard"/>
      <text:p text:style-name="Standard">mkdir publica</text:p>
      <text:p text:style-name="Standard">chmod 777 publica/</text:p>
      <text:p text:style-name="Standard"/>
      <text:p text:style-name="Standard">nano /etc/samba/smb.conf</text:p>
      <text:p text:style-name="Standard">Arquivo contendo todas as configurações do servidor de arquivos</text:p>
      <text:p text:style-name="Standard"/>
      <text:p text:style-name="Standard">Configurações a serem observadas:</text:p>
      <text:p text:style-name="Standard">map to guest = bad user</text:p>
      <text:p text:style-name="Standard">Inicialmente, não terá nenhuma restrição de usuário</text:p>
      <text:p text:style-name="Standard"/>
      <text:p text:style-name="Standard">No final do arquivo, especificar qual será a pasta compartilhada</text:p>
      <text:p text:style-name="Standard"/>
      <text:p text:style-name="Standard">[publica] &gt; nome do compartilhamento</text:p>
      <text:p text:style-name="Standard">path = /publica &gt; caminho da pasta</text:p>
      <text:p text:style-name="Standard">writable = yes &gt; liberar para que as pessoas possam gravar na pasta</text:p>
      <text:p text:style-name="Standard">guest ok = yes &gt; todas as pessoas podem acessar a pasta </text:p>
      <text:p text:style-name="Standard">guest only = yes &gt; todos que acessam a pasta são convidados</text:p>
      <text:p text:style-name="Standard"/>
      <text:p text:style-name="Standard">Necessário reiniciar o serviço do samba. O samba é um serviço que roda em segundo plano, é um "daemon". Para fechar serviços que rodam em segundo plano, utilizar systemctl</text:p>
      <text:p text:style-name="Standard"/>
      <text:p text:style-name="Standard">systemctl restart smbd</text:p>
      <text:p text:style-name="Standard">Restarta o serviço do samba</text:p>
      <text:p text:style-name="Standard">smb &gt; nome do serviço do samba</text:p>
      <text:p text:style-name="Standard">d &gt; indicação que é um daemon</text:p>
      <text:p text:style-name="Standard"/>
      <text:p text:style-name="Standard">systemctl status smbd</text:p>
      <text:p text:style-name="Standard">Mosta o status de funcionamento do serviço</text:p>
      <text:p text:style-name="Standard"/>
      <text:p text:style-name="Standard">systemctl enable smbd</text:p>
      <text:p text:style-name="Standard">habilita o serviço para que execute na inicialização do SO</text:p>
      <text:p text:style-name="Standard"/>
      <text:p text:style-name="Standard"><text:soft-page-break/></text:p>
      <text:p text:style-name="Standard">*******************************</text:p>
      <text:p text:style-name="Standard"/>
      <text:p text:style-name="Standard">_Configurando o acesso via máquina cliente_</text:p>
      <text:p text:style-name="Standard"/>
      <text:p text:style-name="Standard">ip a </text:p>
      <text:p text:style-name="Standard">Obter o ip local</text:p>
      <text:p text:style-name="Standard"/>
      <text:p text:style-name="Standard">acessar \\{ip local}\publica</text:p>
      <text:p text:style-name="Standard">informar user e senha de um usuário criado no linu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9T11:04:06.121000000</dc:date>
    <meta:editing-duration>PT36M45S</meta:editing-duration>
    <meta:editing-cycles>1</meta:editing-cycles>
    <meta:document-statistic meta:table-count="0" meta:image-count="0" meta:object-count="0" meta:page-count="2" meta:paragraph-count="39" meta:word-count="259" meta:character-count="1610" meta:non-whitespace-character-count="1388"/>
    <meta:generator>LibreOffice/7.3.0.3$Windows_X86_64 LibreOffice_project/0f246aa12d0eee4a0f7adcefbf7c878fc2238db3</meta:generator>
  </office:meta>
</office:document-meta>
</file>